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... oh... oh...</text:p>
          </table:table-cell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 office:value-type="string">
            <text:p>Hold... it... ho... hold it... ngh...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 office:value-type="string">
            <text:p>I won't... let it end...</text:p>
          </table:table-cell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 office:value-type="string">
            <text:p>Not in a place like this... n-not... yet... ahhh...</text:p>
          </table:table-cell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 office:value-type="string">
            <text:p>Auu, kh... it... it's co... uh... no...
ah, AHH...!</text:p>
          </table:table-cell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 office:value-type="string">
            <text:p>No! Stop!! Aaaahh! NOO!</text:p>
          </table:table-cell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 office:value-type="string">
            <text:p>*shh*! *trickle* *trickle*...</text:p>
          </table:table-cell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 office:value-type="string">
            <text:p>Huuu...! Huuu...! Huuu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 office:value-type="string">
            <text:p>I... I haven't got... any more... leeway...!!</text:p>
          </table:table-cell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 office:value-type="string">
            <text:p>This time... if I leak even a little...
i-it's all o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 office:value-type="string">
            <text:p>B-But... what the hell am I going to do...?!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 office:value-type="string">
            <text:p>I'm... really... at my limit, now...!!
Any more... and...!</text:p>
          </table:table-cell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 office:value-type="string">
            <text:p>Ghhh, ah, haah... ha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 office:value-type="string">
            <text:p>I-It... It's... coming...!! Uuu... ah...</text:p>
          </table:table-cell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 office:value-type="string">
            <text:p>*twitch* *twitch* *twitch*!
...*twitch* *twitch*!</text:p>
          </table:table-cell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 office:value-type="string">
            <text:p>Aaah, oh... shi... my pee-hole is...
c-convulsing... ah, ah, ah, AH!!</text:p>
          </table:table-cell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 office:value-type="string">
            <text:p>*twitch*! *twitch* *twitch*!! *pshhhhh*!!</text:p>
          </table:table-cell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 office:value-type="string">
            <text:p>No, I, c... can't... h-hold... hold it...</text:p>
          </table:table-cell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 office:value-type="string">
            <text:p>*twitch*!! *pssshhhhhhhhhhhhhhhhh*!!!</text:p>
          </table:table-cell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 office:value-type="string">
            <text:p>*shhhhhwaaaaaaaaahhhhh———*!!!</text:p>
          </table:table-cell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 office:value-type="string">
            <text:p>Nooooo!! Wait!! Stop!!</text:p>
          </table:table-cell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 office:value-type="string">
            <text:p>I'm gonna get shocked!! S-Save m... eeeeeeek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 office:value-type="string">
            <text:p>............??</text:p>
          </table:table-cell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 office:value-type="string">
            <text:p>Oof!</text:p>
          </table:table-cell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 office:value-type="string">
            <text:p>I-I'm alive...?</text:p>
          </table:table-cell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 office:value-type="string">
            <text:p>...Hah!! Of course!!</text:p>
          </table:table-cell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 office:value-type="string">
            <text:p>Instead of flowing through my body, the
current traveled through the Magical motor
and up the back of the core!</text:p>
          </table:table-cell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 office:value-type="string">
            <text:p>And then the system came to life for an
instant, recognized the overload, and
executed an emergency release of the
restraints!</text:p>
          </table:table-cell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 office:value-type="string">
            <text:p>Ha, hahahah...! My misfortune was a blessing in
disguise! I literally wet myself to save my
life! Ahahahahah!</text:p>
          </table:table-cell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 office:value-type="string">
            <text:p>Haaaaah〜〜〜...!!</text:p>
          </table:table-cell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 office:value-type="string">
            <text:p>I want to get chang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